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e11a" officeooo:paragraph-rsid="0003e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quivo de teste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8T01:49:57.088000000</meta:creation-date>
    <dc:date>2025-04-28T01:50:13.710000000</dc:date>
    <meta:editing-duration>PT17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24.8.6.2$Windows_X86_64 LibreOffice_project/6d98ba145e9a8a39fc57bcc76981d1fb1316c60c</meta:generator>
  </office:meta>
</office:document-meta>
</file>